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4645in"/>
    </style:style>
    <style:style style:name="TableColumn3" style:family="table-column">
      <style:table-column-properties style:column-width="2.509in"/>
    </style:style>
    <style:style style:name="TableColumn4" style:family="table-column">
      <style:table-column-properties style:column-width="1.9208in"/>
    </style:style>
    <style:style style:name="Table1" style:family="table" style:master-page-name="MP0">
      <style:table-properties style:width="5.8944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7" style:parent-style-name="Normal" style:family="paragraph">
      <style:paragraph-properties fo:break-before="page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ableCell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Cell1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ableCell1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7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8" style:family="table-row">
      <style:table-row-properties/>
    </style:style>
    <style:style style:name="TableCell1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ableCell2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2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23" style:family="table-row">
      <style:table-row-properties/>
    </style:style>
    <style:style style:name="TableCell2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ableCell2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27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28" style:family="table-row">
      <style:table-row-properties/>
    </style:style>
    <style:style style:name="TableCell2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ableCell3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3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33" style:family="table-row">
      <style:table-row-properties/>
    </style:style>
    <style:style style:name="TableCell3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ableCell3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37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38" style:family="table-row">
      <style:table-row-properties/>
    </style:style>
    <style:style style:name="TableCell3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ableCell4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4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43" style:family="table-row">
      <style:table-row-properties/>
    </style:style>
    <style:style style:name="TableCell4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ableCell4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47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48" style:family="table-row">
      <style:table-row-properties/>
    </style:style>
    <style:style style:name="TableCell4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ableCell5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5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53" style:family="table-row">
      <style:table-row-properties/>
    </style:style>
    <style:style style:name="TableCell5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TableCell5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57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58" style:family="table-row">
      <style:table-row-properties/>
    </style:style>
    <style:style style:name="TableCell5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60" style:parent-style-name="Fuentedepárrafopredeter." style:family="text">
      <style:text-properties fo:font-weight="bold" style:font-weight-asian="bold" style:font-weight-complex="bold"/>
    </style:style>
    <style:style style:name="TableCell6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6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63" style:family="table-row">
      <style:table-row-properties/>
    </style:style>
    <style:style style:name="TableCell6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ableCell6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67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68" style:family="table-row">
      <style:table-row-properties/>
    </style:style>
    <style:style style:name="TableCell6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TableCell7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7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73" style:family="table-row">
      <style:table-row-properties/>
    </style:style>
    <style:style style:name="TableCell7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ableCell7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77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78" style:family="table-row">
      <style:table-row-properties/>
    </style:style>
    <style:style style:name="TableCell7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ableCell8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8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olumn84" style:family="table-column">
      <style:table-column-properties style:column-width="1.2416in"/>
    </style:style>
    <style:style style:name="TableColumn85" style:family="table-column">
      <style:table-column-properties style:column-width="3.1902in"/>
    </style:style>
    <style:style style:name="TableColumn86" style:family="table-column">
      <style:table-column-properties style:column-width="1.4625in"/>
    </style:style>
    <style:style style:name="Table83" style:family="table">
      <style:table-properties style:width="5.8944in" fo:margin-left="0in" table:align="left"/>
    </style:style>
    <style:style style:name="TableRow87" style:family="table-row">
      <style:table-row-properties/>
    </style:style>
    <style:style style:name="TableCell8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89" style:parent-style-name="Fuentedepárrafopredeter." style:family="text">
      <style:text-properties fo:font-weight="bold" style:font-weight-asian="bold" style:font-weight-complex="bold"/>
    </style:style>
    <style:style style:name="TableCell9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TableCell9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TableRow94" style:family="table-row">
      <style:table-row-properties/>
    </style:style>
    <style:style style:name="TableCell95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TableCell97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9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99" style:family="table-row">
      <style:table-row-properties/>
    </style:style>
    <style:style style:name="TableCell10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01" style:parent-style-name="Fuentedepárrafopredeter." style:family="text">
      <style:text-properties fo:font-weight="bold" style:font-weight-asian="bold" style:font-weight-complex="bold"/>
    </style:style>
    <style:style style:name="TableCell10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03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TableColumn106" style:family="table-column">
      <style:table-column-properties style:column-width="1.1826in"/>
    </style:style>
    <style:style style:name="TableColumn107" style:family="table-column">
      <style:table-column-properties style:column-width="3.1222in"/>
    </style:style>
    <style:style style:name="TableColumn108" style:family="table-column">
      <style:table-column-properties style:column-width="1.5895in"/>
    </style:style>
    <style:style style:name="Table105" style:family="table">
      <style:table-properties style:width="5.8944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11" style:parent-style-name="Fuentedepárrafopredeter." style:family="text">
      <style:text-properties fo:font-weight="bold" style:font-weight-asian="bold" style:font-weight-complex="bold"/>
    </style:style>
    <style:style style:name="TableCell11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13" style:parent-style-name="Fuentedepárrafopredeter." style:family="text">
      <style:text-properties fo:font-weight="bold" style:font-weight-asian="bold" style:font-weight-complex="bold"/>
    </style:style>
    <style:style style:name="TableCell11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15" style:parent-style-name="Fuentedepárrafopredeter." style:family="text">
      <style:text-properties fo:font-weight="bold" style:font-weight-asian="bold" style:font-weight-complex="bold"/>
    </style:style>
    <style:style style:name="TableRow116" style:family="table-row">
      <style:table-row-properties/>
    </style:style>
    <style:style style:name="TableCell117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18" style:parent-style-name="Fuentedepárrafopredeter." style:family="text">
      <style:text-properties fo:font-weight="bold" style:font-weight-asian="bold" style:font-weight-complex="bold"/>
    </style:style>
    <style:style style:name="TableCell11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2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21" style:family="table-row">
      <style:table-row-properties/>
    </style:style>
    <style:style style:name="TableCell12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23" style:parent-style-name="Fuentedepárrafopredeter." style:family="text">
      <style:text-properties fo:font-weight="bold" style:font-weight-asian="bold" style:font-weight-complex="bold"/>
    </style:style>
    <style:style style:name="TableCell12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25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26" style:family="table-row">
      <style:table-row-properties/>
    </style:style>
    <style:style style:name="TableCell127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TableCell12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3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31" style:family="table-row">
      <style:table-row-properties/>
    </style:style>
    <style:style style:name="TableCell13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33" style:parent-style-name="Fuentedepárrafopredeter." style:family="text">
      <style:text-properties fo:font-weight="bold" style:font-weight-asian="bold" style:font-weight-complex="bold"/>
    </style:style>
    <style:style style:name="TableCell13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35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36" style:family="table-row">
      <style:table-row-properties/>
    </style:style>
    <style:style style:name="TableCell137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38" style:parent-style-name="Fuentedepárrafopredeter." style:family="text">
      <style:text-properties fo:font-weight="bold" style:font-weight-asian="bold" style:font-weight-complex="bold"/>
    </style:style>
    <style:style style:name="TableCell13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4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41" style:family="table-row">
      <style:table-row-properties/>
    </style:style>
    <style:style style:name="TableCell142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43" style:parent-style-name="Fuentedepárrafopredeter." style:family="text">
      <style:text-properties fo:font-weight="bold" style:font-weight-asian="bold" style:font-weight-complex="bold"/>
    </style:style>
    <style:style style:name="TableCell144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45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46" style:family="table-row">
      <style:table-row-properties/>
    </style:style>
    <style:style style:name="TableCell147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48" style:parent-style-name="Fuentedepárrafopredeter." style:family="text">
      <style:text-properties fo:font-weight="bold" style:font-weight-asian="bold" style:font-weight-complex="bold"/>
    </style:style>
    <style:style style:name="TableCell149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5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olumn152" style:family="table-column">
      <style:table-column-properties style:column-width="1.5479in"/>
    </style:style>
    <style:style style:name="TableColumn153" style:family="table-column">
      <style:table-column-properties style:column-width="3.2208in"/>
    </style:style>
    <style:style style:name="TableColumn154" style:family="table-column">
      <style:table-column-properties style:column-width="1.1256in"/>
    </style:style>
    <style:style style:name="Table151" style:family="table">
      <style:table-properties style:width="5.8944in" fo:margin-left="0in" table:align="left"/>
    </style:style>
    <style:style style:name="TableRow155" style:family="table-row">
      <style:table-row-properties/>
    </style:style>
    <style:style style:name="TableCell15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57" style:parent-style-name="Fuentedepárrafopredeter." style:family="text">
      <style:text-properties fo:font-weight="bold" style:font-weight-asian="bold" style:font-weight-complex="bold"/>
    </style:style>
    <style:style style:name="TableCell15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59" style:parent-style-name="Fuentedepárrafopredeter." style:family="text">
      <style:text-properties fo:font-weight="bold" style:font-weight-asian="bold" style:font-weight-complex="bold"/>
    </style:style>
    <style:style style:name="TableCell16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61" style:parent-style-name="Fuentedepárrafopredeter." style:family="text">
      <style:text-properties fo:font-weight="bold" style:font-weight-asian="bold" style:font-weight-complex="bold"/>
    </style:style>
    <style:style style:name="TableRow162" style:family="table-row">
      <style:table-row-properties/>
    </style:style>
    <style:style style:name="TableCell163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64" style:parent-style-name="Fuentedepárrafopredeter." style:family="text">
      <style:text-properties fo:font-weight="bold" style:font-weight-asian="bold" style:font-weight-complex="bold"/>
    </style:style>
    <style:style style:name="TableCell165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6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67" style:family="table-row">
      <style:table-row-properties/>
    </style:style>
    <style:style style:name="TableCell16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69" style:parent-style-name="Fuentedepárrafopredeter." style:family="text">
      <style:text-properties fo:font-weight="bold" style:font-weight-asian="bold" style:font-weight-complex="bold"/>
    </style:style>
    <style:style style:name="TableCell17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7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72" style:family="table-row">
      <style:table-row-properties/>
    </style:style>
    <style:style style:name="TableCell173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74" style:parent-style-name="Fuentedepárrafopredeter." style:family="text">
      <style:text-properties fo:font-weight="bold" style:font-weight-asian="bold" style:font-weight-complex="bold"/>
    </style:style>
    <style:style style:name="TableCell175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7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77" style:family="table-row">
      <style:table-row-properties/>
    </style:style>
    <style:style style:name="TableCell17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79" style:parent-style-name="Fuentedepárrafopredeter." style:family="text">
      <style:text-properties fo:font-weight="bold" style:font-weight-asian="bold" style:font-weight-complex="bold"/>
    </style:style>
    <style:style style:name="TableCell18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8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82" style:family="table-row">
      <style:table-row-properties/>
    </style:style>
    <style:style style:name="TableCell183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84" style:parent-style-name="Fuentedepárrafopredeter." style:family="text">
      <style:text-properties fo:font-weight="bold" style:font-weight-asian="bold" style:font-weight-complex="bold"/>
    </style:style>
    <style:style style:name="TableCell185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86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Row187" style:family="table-row">
      <style:table-row-properties/>
    </style:style>
    <style:style style:name="TableCell188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189" style:parent-style-name="Fuentedepárrafopredeter." style:family="text">
      <style:text-properties fo:font-weight="bold" style:font-weight-asian="bold" style:font-weight-complex="bold"/>
    </style:style>
    <style:style style:name="TableCell190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TableCell191" style:family="table-cell">
      <style:table-cell-properties fo:border="0.0104in solid #000000" style:writing-mode="lr-tb" style:vertical-align="middle" fo:padding-top="0.0833in" fo:padding-left="0.125in" fo:padding-bottom="0.0833in" fo:padding-right="0.125in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P193" style:parent-style-name="Normal" style:list-style-name="LFO1" style:family="paragraph"/>
    <style:style style:name="T194" style:parent-style-name="Fuentedepárrafopredeter." style:family="text">
      <style:text-properties fo:font-weight="bold" style:font-weight-asian="bold" style:font-weight-complex="bold"/>
    </style:style>
    <style:style style:name="P195" style:parent-style-name="Normal" style:list-style-name="LFO1" style:family="paragraph"/>
    <style:style style:name="T196" style:parent-style-name="Fuentedepárrafopredeter." style:family="text">
      <style:text-properties fo:font-weight="bold" style:font-weight-asian="bold" style:font-weight-complex="bold"/>
    </style:style>
    <style:style style:name="P197" style:parent-style-name="Normal" style:list-style-name="LFO1" style:family="paragraph"/>
    <style:style style:name="T198" style:parent-style-name="Fuentedepárrafopredeter." style:family="text">
      <style:text-properties fo:font-weight="bold" style:font-weight-asian="bold" style:font-weight-complex="bold"/>
    </style:style>
    <style:style style:name="P199" style:parent-style-name="Normal" style:list-style-name="LFO1" style:family="paragraph"/>
    <style:style style:name="T200" style:parent-style-name="Fuentedepárrafopredeter." style:family="text">
      <style:text-properties fo:font-weight="bold" style:font-weight-asian="bold" style:font-weight-complex="bold"/>
    </style:style>
    <style:style style:name="P201" style:parent-style-name="Normal" style:list-style-name="LFO1" style:family="paragraph"/>
    <style:style style:name="T202" style:parent-style-name="Fuentedepárrafopredeter." style:family="text">
      <style:text-properties fo:font-weight="bold" style:font-weight-asian="bold" style:font-weight-complex="bold"/>
    </style:style>
    <style:style style:name="P203" style:parent-style-name="Normal" style:list-style-name="LFO1" style:family="paragraph"/>
    <style:style style:name="T204" style:parent-style-name="Fuentedepárrafopredeter." style:family="text">
      <style:text-properties fo:language="en" fo:country="IE"/>
    </style:style>
    <style:style style:name="T205" style:parent-style-name="Fuentedepárrafopredeter." style:family="text">
      <style:text-properties fo:font-weight="bold" style:font-weight-asian="bold" style:font-weight-complex="bold" fo:language="en" fo:country="IE"/>
    </style:style>
    <style:style style:name="P206" style:parent-style-name="Normal" style:list-style-name="LFO1" style:family="paragraph"/>
    <style:style style:name="T207" style:parent-style-name="Fuentedepárrafopredeter." style:family="text">
      <style:text-properties fo:language="en" fo:country="IE"/>
    </style:style>
    <style:style style:name="T208" style:parent-style-name="Fuentedepárrafopredeter." style:family="text">
      <style:text-properties fo:font-weight="bold" style:font-weight-asian="bold" style:font-weight-complex="bold" fo:language="en" fo:country="IE"/>
    </style:style>
    <style:style style:name="P209" style:parent-style-name="Normal" style:list-style-name="LFO1" style:family="paragraph"/>
    <style:style style:name="T210" style:parent-style-name="Fuentedepárrafopredeter." style:family="text">
      <style:text-properties fo:font-weight="bold" style:font-weight-asian="bold" style:font-weight-complex="bold"/>
    </style:style>
    <style:style style:name="P211" style:parent-style-name="Normal" style:list-style-name="LFO1" style:family="paragraph"/>
    <style:style style:name="T212" style:parent-style-name="Fuentedepárrafopredeter." style:family="text">
      <style:text-properties fo:font-weight="bold" style:font-weight-asian="bold" style:font-weight-complex="bold"/>
    </style:style>
    <style:style style:name="P213" style:parent-style-name="Normal" style:list-style-name="LFO1" style:family="paragraph"/>
    <style:style style:name="T214" style:parent-style-name="Fuentedepárrafopredeter." style:family="text">
      <style:text-properties fo:font-weight="bold" style:font-weight-asian="bold" style:font-weight-complex="bold"/>
    </style:style>
    <style:style style:name="P215" style:parent-style-name="Normal" style:list-style-name="LFO1" style:family="paragraph"/>
    <style:style style:name="T216" style:parent-style-name="Fuentedepárrafopredeter." style:family="text">
      <style:text-properties fo:font-weight="bold" style:font-weight-asian="bold" style:font-weight-complex="bold"/>
    </style:style>
    <style:style style:name="P217" style:parent-style-name="Normal" style:list-style-name="LFO1" style:family="paragraph"/>
    <style:style style:name="T218" style:parent-style-name="Fuentedepárrafopredeter." style:family="text">
      <style:text-properties fo:font-weight="bold" style:font-weight-asian="bold" style:font-weight-complex="bold"/>
    </style:style>
    <style:style style:name="P219" style:parent-style-name="Normal" style:list-style-name="LFO1" style:family="paragraph"/>
    <style:style style:name="T220" style:parent-style-name="Fuentedepárrafopredeter." style:family="text">
      <style:text-properties fo:font-weight="bold" style:font-weight-asian="bold" style:font-weight-complex="bold"/>
    </style:style>
    <style:style style:name="P221" style:parent-style-name="Normal" style:list-style-name="LFO1" style:family="paragraph"/>
    <style:style style:name="T222" style:parent-style-name="Fuentedepárrafopredeter." style:family="text">
      <style:text-properties fo:font-weight="bold" style:font-weight-asian="bold" style:font-weight-complex="bold"/>
    </style:style>
    <style:style style:name="P223" style:parent-style-name="Normal" style:list-style-name="LFO1" style:family="paragraph"/>
    <style:style style:name="T224" style:parent-style-name="Fuentedepárrafopredeter." style:family="text">
      <style:text-properties fo:font-weight="bold" style:font-weight-asian="bold" style:font-weight-complex="bold"/>
    </style:style>
    <style:style style:name="P225" style:parent-style-name="Normal" style:family="paragraph">
      <style:text-properties fo:font-weight="bold" style:font-weight-asian="bold" style:font-weight-complex="bold"/>
    </style:style>
    <style:style style:name="T226" style:parent-style-name="Fuentedepárrafopredeter." style:family="text">
      <style:text-properties fo:font-weight="bold" style:font-weight-asian="bold" style:font-weight-complex="bold"/>
    </style:style>
    <style:style style:name="T227" style:parent-style-name="Fuentedepárrafopredeter." style:family="text">
      <style:text-properties fo:font-weight="bold" style:font-weight-asian="bold" style:font-weight-complex="bold"/>
    </style:style>
    <style:style style:name="T228" style:parent-style-name="Fuentedepárrafopredeter." style:family="text">
      <style:text-properties fo:font-weight="bold" style:font-weight-asian="bold" style:font-weight-complex="bold"/>
    </style:style>
    <style:style style:name="P229" style:parent-style-name="Normal" style:family="paragraph">
      <style:text-properties fo:language="en" fo:country="IE"/>
    </style:style>
    <style:style style:name="P230" style:parent-style-name="Normal" style:family="paragraph">
      <style:text-properties fo:language="en" fo:country="IE"/>
    </style:style>
    <style:style style:name="P231" style:parent-style-name="Normal" style:family="paragraph">
      <style:text-properties fo:language="en" fo:country="IE"/>
    </style:style>
    <style:style style:name="T232" style:parent-style-name="Fuentedepárrafopredeter." style:family="text">
      <style:text-properties fo:language="en" fo:country="IE"/>
    </style:style>
    <style:style style:name="P233" style:parent-style-name="Normal" style:family="paragraph">
      <style:text-properties fo:font-weight="bold" style:font-weight-asian="bold" style:font-weight-complex="bold"/>
    </style:style>
    <style:style style:name="T234" style:parent-style-name="Fuentedepárrafopredeter." style:family="text">
      <style:text-properties fo:font-style="italic" style:font-style-asian="italic" style:font-style-complex="italic"/>
    </style:style>
    <style:style style:name="T235" style:parent-style-name="Fuentedepárrafopredeter." style:family="text">
      <style:text-properties fo:font-weight="bold" style:font-weight-asian="bold" style:font-weight-complex="bold"/>
    </style:style>
    <style:style style:name="T236" style:parent-style-name="Fuentedepárrafopredeter." style:family="text">
      <style:text-properties fo:font-weight="bold" style:font-weight-asian="bold" style:font-weight-complex="bold"/>
    </style:style>
    <style:style style:name="T237" style:parent-style-name="Fuentedepárrafopredeter." style:family="text">
      <style:text-properties fo:font-weight="bold" style:font-weight-asian="bold" style:font-weight-complex="bold"/>
    </style:style>
    <style:style style:name="T238" style:parent-style-name="Fuentedepárrafopredeter." style:family="text">
      <style:text-properties fo:font-weight="bold" style:font-weight-asian="bold" style:font-weight-complex="bold" fo:language="en" fo:country="IE"/>
    </style:style>
    <style:style style:name="P239" style:parent-style-name="Normal" style:family="paragraph">
      <style:text-properties fo:language="en" fo:country="IE"/>
    </style:style>
    <style:style style:name="P240" style:parent-style-name="Normal" style:family="paragraph">
      <style:text-properties fo:language="en" fo:country="IE"/>
    </style:style>
    <style:style style:name="P241" style:parent-style-name="Normal" style:family="paragraph">
      <style:text-properties fo:language="en" fo:country="IE"/>
    </style:style>
    <style:style style:name="P242" style:parent-style-name="Normal" style:family="paragraph">
      <style:text-properties fo:language="en" fo:country="IE"/>
    </style:style>
    <style:style style:name="P243" style:parent-style-name="Normal" style:family="paragraph">
      <style:text-properties fo:language="en" fo:country="IE"/>
    </style:style>
    <style:style style:name="T244" style:parent-style-name="Fuentedepárrafopredeter." style:family="text">
      <style:text-properties fo:language="en" fo:country="IE"/>
    </style:style>
    <style:style style:name="T245" style:parent-style-name="Fuentedepárrafopredeter." style:family="text">
      <style:text-properties fo:language="en" fo:country="IE"/>
    </style:style>
    <style:style style:name="T246" style:parent-style-name="Fuentedepárrafopredeter." style:family="text">
      <style:text-properties fo:language="en" fo:country="IE"/>
    </style:style>
    <style:style style:name="T247" style:parent-style-name="Fuentedepárrafopredeter." style:family="text">
      <style:text-properties fo:language="en" fo:country="IE"/>
    </style:style>
    <style:style style:name="P248" style:parent-style-name="Normal" style:family="paragraph">
      <style:text-properties fo:language="en" fo:country="IE"/>
    </style:style>
    <style:style style:name="T249" style:parent-style-name="Fuentedepárrafopredeter." style:family="text">
      <style:text-properties fo:language="en" fo:country="IE"/>
    </style:style>
    <style:style style:name="T250" style:parent-style-name="Fuentedepárrafopredeter." style:family="text">
      <style:text-properties fo:language="en" fo:country="IE"/>
    </style:style>
    <style:style style:name="P251" style:parent-style-name="Normal" style:family="paragraph">
      <style:text-properties fo:language="en" fo:country="IE"/>
    </style:style>
    <style:style style:name="P252" style:parent-style-name="Normal" style:family="paragraph">
      <style:text-properties fo:font-weight="bold" style:font-weight-asian="bold" style:font-weight-complex="bold"/>
    </style:style>
    <style:style style:name="T253" style:parent-style-name="Fuentedepárrafopredeter." style:family="text">
      <style:text-properties fo:font-weight="bold" style:font-weight-asian="bold" style:font-weight-complex="bold"/>
    </style:style>
    <style:style style:name="T254" style:parent-style-name="Fuentedepárrafopredeter." style:family="text">
      <style:text-properties fo:font-weight="bold" style:font-weight-asian="bold" style:font-weight-complex="bold"/>
    </style:style>
    <style:style style:name="T255" style:parent-style-name="Fuentedepárrafopredeter." style:family="text">
      <style:text-properties fo:font-weight="bold" style:font-weight-asian="bold" style:font-weight-complex="bold" fo:language="en" fo:country="IE"/>
    </style:style>
    <style:style style:name="P256" style:parent-style-name="Normal" style:family="paragraph">
      <style:text-properties fo:language="en" fo:country="IE"/>
    </style:style>
    <style:style style:name="P257" style:parent-style-name="Normal" style:family="paragraph">
      <style:text-properties fo:language="en" fo:country="IE"/>
    </style:style>
    <style:style style:name="P258" style:parent-style-name="Normal" style:family="paragraph">
      <style:text-properties fo:language="en" fo:country="IE"/>
    </style:style>
    <style:style style:name="P259" style:parent-style-name="Normal" style:family="paragraph">
      <style:text-properties fo:language="en" fo:country="IE"/>
    </style:style>
    <style:style style:name="P260" style:parent-style-name="Normal" style:family="paragraph">
      <style:text-properties fo:language="en" fo:country="IE"/>
    </style:style>
    <style:style style:name="P261" style:parent-style-name="Normal" style:family="paragraph">
      <style:text-properties fo:language="en" fo:country="IE"/>
    </style:style>
    <style:style style:name="P262" style:parent-style-name="Normal" style:family="paragraph">
      <style:text-properties fo:language="en" fo:country="IE"/>
    </style:style>
    <style:style style:name="T263" style:parent-style-name="Fuentedepárrafopredeter." style:family="text">
      <style:text-properties fo:language="en" fo:country="IE"/>
    </style:style>
    <style:style style:name="T264" style:parent-style-name="Fuentedepárrafopredeter." style:family="text">
      <style:text-properties fo:language="en" fo:country="IE"/>
    </style:style>
    <style:style style:name="P265" style:parent-style-name="Normal" style:family="paragraph">
      <style:text-properties fo:language="en" fo:country="IE"/>
    </style:style>
    <style:style style:name="T266" style:parent-style-name="Fuentedepárrafopredeter." style:family="text">
      <style:text-properties fo:language="en" fo:country="IE"/>
    </style:style>
    <style:style style:name="T267" style:parent-style-name="Fuentedepárrafopredeter." style:family="text">
      <style:text-properties fo:language="en" fo:country="IE"/>
    </style:style>
    <style:style style:name="P268" style:parent-style-name="Normal" style:family="paragraph">
      <style:text-properties fo:language="en" fo:country="IE"/>
    </style:style>
    <style:style style:name="P269" style:parent-style-name="Normal" style:family="paragraph">
      <style:text-properties fo:language="en" fo:country="IE"/>
    </style:style>
    <style:style style:name="P270" style:parent-style-name="Normal" style:family="paragraph">
      <style:text-properties fo:language="en" fo:country="IE"/>
    </style:style>
    <style:style style:name="P271" style:parent-style-name="Normal" style:family="paragraph">
      <style:text-properties fo:language="en" fo:country="IE"/>
    </style:style>
    <style:style style:name="T272" style:parent-style-name="Fuentedepárrafopredeter." style:family="text">
      <style:text-properties fo:language="en" fo:country="IE"/>
    </style:style>
    <style:style style:name="T273" style:parent-style-name="Fuentedepárrafopredeter." style:family="text">
      <style:text-properties fo:language="en" fo:country="IE"/>
    </style:style>
    <style:style style:name="T274" style:parent-style-name="Fuentedepárrafopredeter." style:family="text">
      <style:text-properties fo:language="en" fo:country="IE"/>
    </style:style>
    <style:style style:name="T275" style:parent-style-name="Fuentedepárrafopredeter." style:family="text">
      <style:text-properties fo:language="en" fo:country="IE"/>
    </style:style>
    <style:style style:name="P276" style:parent-style-name="Normal" style:family="paragraph">
      <style:text-properties fo:language="en" fo:country="IE"/>
    </style:style>
    <style:style style:name="P277" style:parent-style-name="Normal" style:family="paragraph">
      <style:text-properties fo:language="en" fo:country="IE"/>
    </style:style>
    <style:style style:name="T278" style:parent-style-name="Fuentedepárrafopredeter." style:family="text">
      <style:text-properties fo:language="en" fo:country="IE"/>
    </style:style>
    <style:style style:name="T279" style:parent-style-name="Fuentedepárrafopredeter." style:family="text">
      <style:text-properties fo:language="en" fo:country="IE"/>
    </style:style>
    <style:style style:name="T280" style:parent-style-name="Fuentedepárrafopredeter." style:family="text">
      <style:text-properties fo:language="en" fo:country="I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header-rows>
          <table:table-row table:style-name="TableRow5">
            <table:table-cell table:style-name="TableCell6">
              <text:p text:style-name="P7"><text:span text:style-name="T8">Widget (Clase)</text:span></text:p>
            </table:table-cell>
            <table:table-cell table:style-name="TableCell9">
              <text:p text:style-name="Normal"><text:span text:style-name="T10">Qué es</text:span></text:p>
            </table:table-cell>
            <table:table-cell table:style-name="TableCell11">
              <text:p text:style-name="Normal"><text:span text:style-name="T12">Páginas donde sale</text:span></text:p>
            </table:table-cell>
          </table:table-row>
        </table:table-header-rows>
        <table:table-row table:style-name="TableRow13">
          <table:table-cell table:style-name="TableCell14">
            <text:p text:style-name="Normal"><text:span text:style-name="T15">QAbstractButton</text:span></text:p>
          </table:table-cell>
          <table:table-cell table:style-name="TableCell16">
            <text:p text:style-name="Normal">Clase padre de todos los botones (no se usa sola, se hereda).</text:p>
          </table:table-cell>
          <table:table-cell table:style-name="TableCell17">
            <text:p text:style-name="Normal">2, 27, 28</text:p>
          </table:table-cell>
        </table:table-row>
        <table:table-row table:style-name="TableRow18">
          <table:table-cell table:style-name="TableCell19">
            <text:p text:style-name="Normal"><text:span text:style-name="T20">QPushButton</text:span></text:p>
          </table:table-cell>
          <table:table-cell table:style-name="TableCell21">
            <text:p text:style-name="Normal">El botón clásico de "Aceptar" o "Cancelar".</text:p>
          </table:table-cell>
          <table:table-cell table:style-name="TableCell22">
            <text:p text:style-name="Normal">2, 5, 6, 9, 10, 15, 17, 18, 19, 21, 22, 23, 26, 28, 29, 32, 35</text:p>
          </table:table-cell>
        </table:table-row>
        <table:table-row table:style-name="TableRow23">
          <table:table-cell table:style-name="TableCell24">
            <text:p text:style-name="Normal"><text:span text:style-name="T25">QCheckBox</text:span></text:p>
          </table:table-cell>
          <table:table-cell table:style-name="TableCell26">
            <text:p text:style-name="Normal">Casilla cuadrada para marcar/desmarcar.</text:p>
          </table:table-cell>
          <table:table-cell table:style-name="TableCell27">
            <text:p text:style-name="Normal">2, 4, 20, 23, 28</text:p>
          </table:table-cell>
        </table:table-row>
        <table:table-row table:style-name="TableRow28">
          <table:table-cell table:style-name="TableCell29">
            <text:p text:style-name="Normal"><text:span text:style-name="T30">QRadioButton</text:span></text:p>
          </table:table-cell>
          <table:table-cell table:style-name="TableCell31">
            <text:p text:style-name="Normal">Botón circular de opción única.</text:p>
          </table:table-cell>
          <table:table-cell table:style-name="TableCell32">
            <text:p text:style-name="Normal">2, 20, 28</text:p>
          </table:table-cell>
        </table:table-row>
        <table:table-row table:style-name="TableRow33">
          <table:table-cell table:style-name="TableCell34">
            <text:p text:style-name="Normal"><text:span text:style-name="T35">QToolButton</text:span></text:p>
          </table:table-cell>
          <table:table-cell table:style-name="TableCell36">
            <text:p text:style-name="Normal">Botón para barras de herramientas.</text:p>
          </table:table-cell>
          <table:table-cell table:style-name="TableCell37">
            <text:p text:style-name="Normal">2, 19, 28</text:p>
          </table:table-cell>
        </table:table-row>
        <table:table-row table:style-name="TableRow38">
          <table:table-cell table:style-name="TableCell39">
            <text:p text:style-name="Normal"><text:span text:style-name="T40">QWidget</text:span></text:p>
          </table:table-cell>
          <table:table-cell table:style-name="TableCell41">
            <text:p text:style-name="Normal">El componente base ("lienzo vacío") del que heredan todos.</text:p>
          </table:table-cell>
          <table:table-cell table:style-name="TableCell42">
            <text:p text:style-name="Normal">3, 14, 26, 28, 31, 34, 35, 44, 46, 48</text:p>
          </table:table-cell>
        </table:table-row>
        <table:table-row table:style-name="TableRow43">
          <table:table-cell table:style-name="TableCell44">
            <text:p text:style-name="Normal"><text:span text:style-name="T45">QLineEdit</text:span></text:p>
          </table:table-cell>
          <table:table-cell table:style-name="TableCell46">
            <text:p text:style-name="Normal">Caja de texto de una sola línea.</text:p>
          </table:table-cell>
          <table:table-cell table:style-name="TableCell47">
            <text:p text:style-name="Normal">6, 11, 12, 16, 18, 20, 23, 27</text:p>
          </table:table-cell>
        </table:table-row>
        <table:table-row table:style-name="TableRow48">
          <table:table-cell table:style-name="TableCell49">
            <text:p text:style-name="Normal"><text:span text:style-name="T50">QLabel</text:span></text:p>
          </table:table-cell>
          <table:table-cell table:style-name="TableCell51">
            <text:p text:style-name="Normal">Etiqueta para mostrar texto o imágenes (no editable).</text:p>
          </table:table-cell>
          <table:table-cell table:style-name="TableCell52">
            <text:p text:style-name="Normal">9, 10, 12, 14, 16, 18, 19, 27, 35</text:p>
          </table:table-cell>
        </table:table-row>
        <table:table-row table:style-name="TableRow53">
          <table:table-cell table:style-name="TableCell54">
            <text:p text:style-name="Normal"><text:span text:style-name="T55">QMainWindow</text:span></text:p>
          </table:table-cell>
          <table:table-cell table:style-name="TableCell56">
            <text:p text:style-name="Normal">La ventana principal de la aplicación.</text:p>
          </table:table-cell>
          <table:table-cell table:style-name="TableCell57">
            <text:p text:style-name="Normal">6, 12, 19, 29, 32, 35, 46</text:p>
          </table:table-cell>
        </table:table-row>
        <table:table-row table:style-name="TableRow58">
          <table:table-cell table:style-name="TableCell59">
            <text:p text:style-name="Normal"><text:span text:style-name="T60">QGroupBox</text:span></text:p>
          </table:table-cell>
          <table:table-cell table:style-name="TableCell61">
            <text:p text:style-name="Normal">Caja con título que agrupa otros widgets.</text:p>
          </table:table-cell>
          <table:table-cell table:style-name="TableCell62">
            <text:p text:style-name="Normal">19</text:p>
          </table:table-cell>
        </table:table-row>
        <table:table-row table:style-name="TableRow63">
          <table:table-cell table:style-name="TableCell64">
            <text:p text:style-name="Normal"><text:span text:style-name="T65">QTextEdit</text:span></text:p>
          </table:table-cell>
          <table:table-cell table:style-name="TableCell66">
            <text:p text:style-name="Normal">Editor de texto multilínea.</text:p>
          </table:table-cell>
          <table:table-cell table:style-name="TableCell67">
            <text:p text:style-name="Normal">20</text:p>
          </table:table-cell>
        </table:table-row>
        <text:soft-page-break/>
        <table:table-row table:style-name="TableRow68">
          <table:table-cell table:style-name="TableCell69">
            <text:p text:style-name="Normal"><text:span text:style-name="T70">QPlainTextEdit</text:span></text:p>
          </table:table-cell>
          <table:table-cell table:style-name="TableCell71">
            <text:p text:style-name="Normal">Editor de texto plano (sin formato).</text:p>
          </table:table-cell>
          <table:table-cell table:style-name="TableCell72">
            <text:p text:style-name="Normal">20</text:p>
          </table:table-cell>
        </table:table-row>
        <table:table-row table:style-name="TableRow73">
          <table:table-cell table:style-name="TableCell74">
            <text:p text:style-name="Normal"><text:span text:style-name="T75">QScrollBar</text:span></text:p>
          </table:table-cell>
          <table:table-cell table:style-name="TableCell76">
            <text:p text:style-name="Normal">Barra de desplazamiento (scroll).</text:p>
          </table:table-cell>
          <table:table-cell table:style-name="TableCell77">
            <text:p text:style-name="Normal">20</text:p>
          </table:table-cell>
        </table:table-row>
        <table:table-row table:style-name="TableRow78">
          <table:table-cell table:style-name="TableCell79">
            <text:p text:style-name="Normal"><text:span text:style-name="T80">QSlider</text:span></text:p>
          </table:table-cell>
          <table:table-cell table:style-name="TableCell81">
            <text:p text:style-name="Normal">Barra deslizante (slider) para elegir valores.</text:p>
          </table:table-cell>
          <table:table-cell table:style-name="TableCell82">
            <text:p text:style-name="Normal">20, 30</text:p>
          </table:table-cell>
        </table:table-row>
      </table:table>
      <text:p text:style-name="Normal"/>
      <text:p text:style-name="Normal"/>
      <text:p text:style-name="Normal">Layouts (Organizadores)</text:p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header-rows>
          <table:table-row table:style-name="TableRow87">
            <table:table-cell table:style-name="TableCell88">
              <text:p text:style-name="Normal"><text:span text:style-name="T89">Clase</text:span></text:p>
            </table:table-cell>
            <table:table-cell table:style-name="TableCell90">
              <text:p text:style-name="Normal"><text:span text:style-name="T91">Qué hace</text:span></text:p>
            </table:table-cell>
            <table:table-cell table:style-name="TableCell92">
              <text:p text:style-name="Normal"><text:span text:style-name="T93">Páginas</text:span></text:p>
            </table:table-cell>
          </table:table-row>
        </table:table-header-rows>
        <table:table-row table:style-name="TableRow94">
          <table:table-cell table:style-name="TableCell95">
            <text:p text:style-name="Normal"><text:span text:style-name="T96">QVBoxLayout</text:span></text:p>
          </table:table-cell>
          <table:table-cell table:style-name="TableCell97">
            <text:p text:style-name="Normal">Organiza los widgets en vertical (uno debajo de otro).</text:p>
          </table:table-cell>
          <table:table-cell table:style-name="TableCell98">
            <text:p text:style-name="Normal">10, 12, 32, 35, 46, 48</text:p>
          </table:table-cell>
        </table:table-row>
        <table:table-row table:style-name="TableRow99">
          <table:table-cell table:style-name="TableCell100">
            <text:p text:style-name="Normal"><text:span text:style-name="T101">QHBoxLayout</text:span></text:p>
          </table:table-cell>
          <table:table-cell table:style-name="TableCell102">
            <text:p text:style-name="Normal">Organiza los widgets en horizontal (uno al lado de otro).</text:p>
          </table:table-cell>
          <table:table-cell table:style-name="TableCell103">
            <text:p text:style-name="Normal">35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04">3. Clases de Dibujo (Gráficos) y Estilos</text:p>
      <text:p text:style-name="Normal">Se usan cuando creas un componente desde cero y tienes que "pintarlo" manualmente o definir sus colores.</text:p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header-rows>
          <table:table-row table:style-name="TableRow109">
            <table:table-cell table:style-name="TableCell110">
              <text:p text:style-name="Normal"><text:span text:style-name="T111">Clase / Objeto</text:span></text:p>
            </table:table-cell>
            <table:table-cell table:style-name="TableCell112">
              <text:p text:style-name="Normal"><text:span text:style-name="T113">Para qué sirve</text:span></text:p>
            </table:table-cell>
            <table:table-cell table:style-name="TableCell114">
              <text:p text:style-name="Normal"><text:span text:style-name="T115">Páginas</text:span></text:p>
            </table:table-cell>
          </table:table-row>
        </table:table-header-rows>
        <table:table-row table:style-name="TableRow116">
          <table:table-cell table:style-name="TableCell117">
            <text:p text:style-name="Normal"><text:span text:style-name="T118">QPainter</text:span></text:p>
          </table:table-cell>
          <table:table-cell table:style-name="TableCell119">
            <text:p text:style-name="Normal">El "pintor" o pincel digital para dibujar formas.</text:p>
          </table:table-cell>
          <table:table-cell table:style-name="TableCell120">
            <text:p text:style-name="Normal">3, 37, 38, 39, 44, 46, 48</text:p>
          </table:table-cell>
        </table:table-row>
        <table:table-row table:style-name="TableRow121">
          <table:table-cell table:style-name="TableCell122">
            <text:p text:style-name="Normal"><text:span text:style-name="T123">QPen</text:span></text:p>
          </table:table-cell>
          <table:table-cell table:style-name="TableCell124">
            <text:p text:style-name="Normal">Define el borde (color, grosor) de lo que dibujas.</text:p>
          </table:table-cell>
          <table:table-cell table:style-name="TableCell125">
            <text:p text:style-name="Normal">41, 44, 46</text:p>
          </table:table-cell>
        </table:table-row>
        <table:table-row table:style-name="TableRow126">
          <table:table-cell table:style-name="TableCell127">
            <text:p text:style-name="Normal"><text:span text:style-name="T128">QBrush</text:span></text:p>
          </table:table-cell>
          <table:table-cell table:style-name="TableCell129">
            <text:p text:style-name="Normal">Define el relleno (color de fondo) de las formas.</text:p>
          </table:table-cell>
          <table:table-cell table:style-name="TableCell130">
            <text:p text:style-name="Normal">41, 44</text:p>
          </table:table-cell>
        </table:table-row>
        <table:table-row table:style-name="TableRow131">
          <table:table-cell table:style-name="TableCell132">
            <text:p text:style-name="Normal"><text:span text:style-name="T133">QColor</text:span></text:p>
          </table:table-cell>
          <table:table-cell table:style-name="TableCell134">
            <text:p text:style-name="Normal">Define colores (RGB, Hexadecimal, nombres).</text:p>
          </table:table-cell>
          <table:table-cell table:style-name="TableCell135">
            <text:p text:style-name="Normal">41, 44, 46, 48</text:p>
          </table:table-cell>
        </table:table-row>
        <table:table-row table:style-name="TableRow136">
          <table:table-cell table:style-name="TableCell137">
            <text:p text:style-name="Normal"><text:span text:style-name="T138">QFont</text:span></text:p>
          </table:table-cell>
          <table:table-cell table:style-name="TableCell139">
            <text:p text:style-name="Normal">Define la fuente (tipo de letra) para dibujar texto.</text:p>
          </table:table-cell>
          <table:table-cell table:style-name="TableCell140">
            <text:p text:style-name="Normal">44</text:p>
          </table:table-cell>
        </table:table-row>
        <table:table-row table:style-name="TableRow141">
          <table:table-cell table:style-name="TableCell142">
            <text:p text:style-name="Normal"><text:span text:style-name="T143">QRect</text:span></text:p>
          </table:table-cell>
          <table:table-cell table:style-name="TableCell144">
            <text:p text:style-name="Normal">Define un rectángulo (coordenadas x, y, ancho, alto).</text:p>
          </table:table-cell>
          <table:table-cell table:style-name="TableCell145">
            <text:p text:style-name="Normal">39, 40, 41, 44</text:p>
          </table:table-cell>
        </table:table-row>
        <table:table-row table:style-name="TableRow146">
          <table:table-cell table:style-name="TableCell147">
            <text:p text:style-name="Normal"><text:span text:style-name="T148">QPoint</text:span></text:p>
          </table:table-cell>
          <table:table-cell table:style-name="TableCell149">
            <text:p text:style-name="Normal">Define un punto exacto (coordenada x, y).</text:p>
          </table:table-cell>
          <table:table-cell table:style-name="TableCell150">
            <text:p text:style-name="Normal">44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4. Eventos, Señales y Métodos Clave</text:p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</table:table-columns>
        <table:table-header-rows>
          <table:table-row table:style-name="TableRow155">
            <table:table-cell table:style-name="TableCell156">
              <text:p text:style-name="Normal"><text:span text:style-name="T157">Concepto</text:span></text:p>
            </table:table-cell>
            <table:table-cell table:style-name="TableCell158">
              <text:p text:style-name="Normal"><text:span text:style-name="T159">Descripción</text:span></text:p>
            </table:table-cell>
            <table:table-cell table:style-name="TableCell160">
              <text:p text:style-name="Normal"><text:span text:style-name="T161">Páginas</text:span></text:p>
            </table:table-cell>
          </table:table-row>
        </table:table-header-rows>
        <table:table-row table:style-name="TableRow162">
          <table:table-cell table:style-name="TableCell163">
            <text:p text:style-name="Normal"><text:span text:style-name="T164">app.setStyleSheet</text:span></text:p>
          </table:table-cell>
          <table:table-cell table:style-name="TableCell165">
            <text:p text:style-name="Normal">Método para aplicar estilos (QSS) a toda la app.</text:p>
          </table:table-cell>
          <table:table-cell table:style-name="TableCell166">
            <text:p text:style-name="Normal">7, 9, 10</text:p>
          </table:table-cell>
        </table:table-row>
        <table:table-row table:style-name="TableRow167">
          <table:table-cell table:style-name="TableCell168">
            <text:p text:style-name="Normal"><text:span text:style-name="T169">Signal</text:span></text:p>
          </table:table-cell>
          <table:table-cell table:style-name="TableCell170">
            <text:p text:style-name="Normal">Objeto para crear señales personalizadas.</text:p>
          </table:table-cell>
          <table:table-cell table:style-name="TableCell171">
            <text:p text:style-name="Normal">31, 32</text:p>
          </table:table-cell>
        </table:table-row>
        <table:table-row table:style-name="TableRow172">
          <table:table-cell table:style-name="TableCell173">
            <text:p text:style-name="Normal"><text:span text:style-name="T174">.emit()</text:span></text:p>
          </table:table-cell>
          <table:table-cell table:style-name="TableCell175">
            <text:p text:style-name="Normal">Método para lanzar una señal.</text:p>
          </table:table-cell>
          <table:table-cell table:style-name="TableCell176">
            <text:p text:style-name="Normal">31</text:p>
          </table:table-cell>
        </table:table-row>
        <table:table-row table:style-name="TableRow177">
          <table:table-cell table:style-name="TableCell178">
            <text:p text:style-name="Normal"><text:span text:style-name="T179">.connect()</text:span></text:p>
          </table:table-cell>
          <table:table-cell table:style-name="TableCell180">
            <text:p text:style-name="Normal">Método para conectar una señal a una función.</text:p>
          </table:table-cell>
          <table:table-cell table:style-name="TableCell181">
            <text:p text:style-name="Normal">29, 31, 35</text:p>
          </table:table-cell>
        </table:table-row>
        <table:table-row table:style-name="TableRow182">
          <table:table-cell table:style-name="TableCell183">
            <text:p text:style-name="Normal"><text:span text:style-name="T184">paintEvent</text:span></text:p>
          </table:table-cell>
          <table:table-cell table:style-name="TableCell185">
            <text:p text:style-name="Normal">Evento que salta cuando hay que repintar el widget.</text:p>
          </table:table-cell>
          <table:table-cell table:style-name="TableCell186">
            <text:p text:style-name="Normal">37, 38, 46, 48</text:p>
          </table:table-cell>
        </table:table-row>
        <table:table-row table:style-name="TableRow187">
          <table:table-cell table:style-name="TableCell188">
            <text:p text:style-name="Normal"><text:span text:style-name="T189">update()</text:span></text:p>
          </table:table-cell>
          <table:table-cell table:style-name="TableCell190">
            <text:p text:style-name="Normal">Fuerza a que se llame al paintEvent (repintar).</text:p>
          </table:table-cell>
          <table:table-cell table:style-name="TableCell191">
            <text:p text:style-name="Normal">38, 48</text:p>
          </table:table-cell>
        </table:table-row>
      </table:table>
      <text:p text:style-name="Normal"/>
      <text:p text:style-name="P192">5. Estilos QSS (Selectores y Propiedades)</text:p>
      <text:p text:style-name="Normal">Palabras clave que salen para personalizar el aspecto (similar a CSS).</text:p>
      <text:list text:style-name="LFO1" text:continue-numbering="true">
        <text:list-item>
          <text:p text:style-name="P193"><text:span text:style-name="T194">Propiedades Visuales:</text:span></text:p>
          <text:list text:continue-numbering="true">
            <text:list-item>
              <text:p text:style-name="P195">background-color (Color de fondo) -<text:s/><text:span text:style-name="T196">Págs. 5, 10, 14</text:span></text:p>
            </text:list-item>
            <text:list-item>
              <text:p text:style-name="P197">color (Color de texto) -<text:s/><text:span text:style-name="T198">Págs. 5, 14</text:span></text:p>
            </text:list-item>
            <text:list-item>
              <text:p text:style-name="P199">border, border-radius (Bordes y redondeo) -<text:s/><text:span text:style-name="T200">Pág. 15</text:span></text:p>
            </text:list-item>
            <text:list-item>
              <text:p text:style-name="P201">padding, margin (Espaciados) -<text:s/><text:span text:style-name="T202">Pág. 16</text:span></text:p>
            </text:list-item>
            <text:list-item>
              <text:p text:style-name="P203"><text:span text:style-name="T204">font-size, font-family (Fuentes) -<text:s/></text:span><text:span text:style-name="T205">Pág. 16</text:span></text:p>
            </text:list-item>
            <text:list-item>
              <text:p text:style-name="P206"><text:span text:style-name="T207">min-width, max-height (Tamaños) -<text:s/></text:span><text:span text:style-name="T208">Pág. 17</text:span></text:p>
            </text:list-item>
            <text:list-item>
              <text:p text:style-name="P209">qproperty-icon (Iconos) -<text:s/><text:span text:style-name="T210">Pág. 17</text:span></text:p>
            </text:list-item>
          </text:list>
        </text:list-item>
        <text:list-item>
          <text:p text:style-name="P211"><text:span text:style-name="T212">Estados (Pseudo-estados):</text:span></text:p>
          <text:list text:continue-numbering="true">
            <text:list-item>
              <text:p text:style-name="P213">::indicator, ::handle (Partes internas del widget) -<text:s/><text:span text:style-name="T214">Pág. 20</text:span></text:p>
            </text:list-item>
            <text:list-item>
              <text:p text:style-name="P215">:hover (Ratón encima) -<text:s/><text:span text:style-name="T216">Pág. 21, 22</text:span></text:p>
            </text:list-item>
            <text:list-item>
              <text:p text:style-name="P217">:pressed (Pulsado) -<text:s/><text:span text:style-name="T218">Pág. 21, 22</text:span></text:p>
            </text:list-item>
            <text:list-item>
              <text:p text:style-name="P219">:checked (Marcado/Activado) -<text:s/><text:span text:style-name="T220">Pág. 21, 22</text:span></text:p>
            </text:list-item>
            <text:list-item>
              <text:p text:style-name="P221">:disabled (Deshabilitado) -<text:s/><text:span text:style-name="T222">Pág. 21, 23</text:span></text:p>
            </text:list-item>
            <text:list-item>
              <text:p text:style-name="P223">:focus (Foco de teclado) -<text:s/><text:span text:style-name="T224">Pág. 21, 23</text:span></text:p>
            </text:list-item>
          </text:list>
        </text:list-item>
      </text:list>
      <text:p text:style-name="Normal">Ejemploss</text:p>
      <text:p text:style-name="P225">1. Estilos QSS: Un campo de texto "Modo Oscuro"</text:p>
      <text:p text:style-name="Normal">En tus apuntes (pág. 11-12) el ejemplo es un botón verde y una caja de texto con borde rojo. Aquí vamos a hacer un<text:s/><text:span text:style-name="T226">input moderno tipo "Dark Mode"</text:span><text:s/>que se ilumina cuando escribes.</text:p>
      <text:p text:style-name="Normal"><text:span text:style-name="T227">Concepto clave:</text:span><text:s/>Uso de :focus para dar feedback visual al usuario (Pág. 23).</text:p>
      <text:p text:style-name="Normal"><text:span text:style-name="T228">Archivo .qss o cadena de estilo:</text:span></text:p>
      <text:p text:style-name="Normal">CSS</text:p>
      <text:p text:style-name="Normal">/* Estado normal: oscuro y discreto */</text:p>
      <text:p text:style-name="P229">QLineEdit {</text:p>
      <text:p text:style-name="P230"><text:s text:c="4"/>background-color: #2b2b2b;</text:p>
      <text:p text:style-name="P231"><text:s text:c="4"/>color: #ffffff;</text:p>
      <text:p text:style-name="Normal"><text:span text:style-name="T232"><text:s text:c="4"/></text:span>border: 2px solid #555555;</text:p>
      <text:p text:style-name="Normal"><text:s text:c="4"/>border-radius: 10px; <text:s text:c="3"/>/* Bordes muy redondeados (Pág. 15) */</text:p>
      <text:p text:style-name="Normal"><text:s text:c="4"/>padding: 5px 10px; <text:s text:c="5"/>/* Espacio interno para que el texto no toque el borde (Pág. 16) */</text:p>
      <text:p text:style-name="Normal"><text:s text:c="4"/>font-family: "Verdana";</text:p>
      <text:p text:style-name="Normal">}</text:p>
      <text:p text:style-name="Normal"/>
      <text:p text:style-name="Normal">/* Estado Focus: Cuando el usuario hace clic para escribir */</text:p>
      <text:p text:style-name="Normal">QLineEdit:focus {</text:p>
      <text:p text:style-name="Normal"><text:s text:c="4"/>border: 2px solid #00bcd4; /* Se pone azul cian */</text:p>
      <text:p text:style-name="Normal"><text:s text:c="4"/>background-color: #383838; /* Se aclara ligeramente el fondo */</text:p>
      <text:p text:style-name="Normal">}</text:p>
      <text:soft-page-break/>
      <text:p text:style-name="Normal">Otro ejemplo</text:p>
      <text:p text:style-name="P233">2. Derivar (Herencia): Una "Etiqueta Clicable"</text:p>
      <text:p text:style-name="Normal">En tus apuntes (pág. 32) sale un botón que cuenta clics. Pero los botones<text:s/><text:span text:style-name="T234">ya</text:span><text:s/>saben recibir clics. Un ejemplo más útil de herencia es darle capacidad de clic a algo que<text:s/><text:span text:style-name="T235">no la tiene</text:span>, como un QLabel.</text:p>
      <text:p text:style-name="Normal"><text:span text:style-name="T236">El problema:</text:span><text:s/>QLabel no tiene la señal clicked.<text:s/><text:span text:style-name="T237">La solución:</text:span><text:s/>Heredamos de QLabel y creamos esa señal nosotros mismos.</text:p>
      <text:p text:style-name="Normal"><text:span text:style-name="T238">Código Python:</text:span></text:p>
      <text:p text:style-name="P239">Python</text:p>
      <text:p text:style-name="P240">from PySide6.QtWidgets import QLabel</text:p>
      <text:p text:style-name="P241">from PySide6.QtCore import Signal</text:p>
      <text:p text:style-name="P242"/>
      <text:p text:style-name="P243">class EtiquetaClicable(QLabel):</text:p>
      <text:p text:style-name="Normal"><text:span text:style-name="T244"><text:s text:c="4"/></text:span># 1. Definimos una señal nueva.<text:s/></text:p>
      <text:p text:style-name="Normal"><text:s text:c="4"/># En este caso, enviará el texto de la etiqueta al ser pulsada.</text:p>
      <text:p text:style-name="Normal"><text:s text:c="4"/>senal_clicada = Signal(str) <text:s/># (Teoría de señales propias: Pág. 31)</text:p>
      <text:p text:style-name="Normal"/>
      <text:p text:style-name="Normal"><text:s text:c="4"/><text:span text:style-name="T245">def __init__(self, texto, parent=None):</text:span></text:p>
      <text:p text:style-name="Normal"><text:span text:style-name="T246"><text:s text:c="8"/></text:span>super().__init__(texto, parent)</text:p>
      <text:p text:style-name="Normal"><text:s text:c="8"/># Le damos estilo de cursor de mano para que parezca un link</text:p>
      <text:p text:style-name="Normal"><text:s text:c="8"/><text:span text:style-name="T247">self.setStyleSheet("color: blue; text-decoration: underline;")</text:span></text:p>
      <text:p text:style-name="P248"/>
      <text:p text:style-name="Normal"><text:span text:style-name="T249"><text:s text:c="4"/></text:span># 2. Sobreescribimos el evento del ratón (mousePressEvent)</text:p>
      <text:p text:style-name="Normal"><text:s text:c="4"/># Esto detecta cuando alguien pulsa el widget, aunque sea una etiqueta.</text:p>
      <text:p text:style-name="Normal"><text:s text:c="4"/>def mousePressEvent(self, event):</text:p>
      <text:p text:style-name="Normal"><text:s text:c="8"/># 3. Emitimos nuestra señal personalizada</text:p>
      <text:p text:style-name="Normal"><text:s text:c="8"/><text:span text:style-name="T250">self.senal_clicada.emit(self.text())</text:span></text:p>
      <text:p text:style-name="P251"/>
      <text:p text:style-name="Normal"># --- Cómo se usaría ---</text:p>
      <text:soft-page-break/>
      <text:p text:style-name="Normal"># etiqueta = EtiquetaClicable("Haz clic aquí")</text:p>
      <text:p text:style-name="Normal"># etiqueta.senal_clicada.connect(funcion_que_abre_web)</text:p>
      <text:p text:style-name="Normal"/>
      <text:p text:style-name="Normal">Otrooo</text:p>
      <text:p text:style-name="P252">3. Crear desde cero (Painting): Un "Indicador de Batería"</text:p>
      <text:p text:style-name="Normal">En tus apuntes (pág. 46-48) sale un círculo rojo y un indicador. Aquí vamos a dibujar una<text:s/><text:span text:style-name="T253">pila/batería</text:span><text:s/>que se llena o vacía según un valor numérico.</text:p>
      <text:p text:style-name="Normal"><text:span text:style-name="T254">Concepto clave:</text:span><text:s/>Usar drawRect y fillRect dinámicamente según una variable de estado (Págs. 39-41).</text:p>
      <text:p text:style-name="Normal"><text:span text:style-name="T255">Código Python:</text:span></text:p>
      <text:p text:style-name="P256">Python</text:p>
      <text:p text:style-name="P257">from PySide6.QtWidgets import QWidget</text:p>
      <text:p text:style-name="P258">from PySide6.QtGui import QPainter, QColor, QPen, QBrush</text:p>
      <text:p text:style-name="P259">from PySide6.QtCore import Qt</text:p>
      <text:p text:style-name="P260"/>
      <text:p text:style-name="P261">class BateriaVisual(QWidget):</text:p>
      <text:p text:style-name="P262"><text:s text:c="4"/>def __init__(self, parent=None):</text:p>
      <text:p text:style-name="Normal"><text:span text:style-name="T263"><text:s text:c="8"/></text:span>super().__init__(parent)</text:p>
      <text:p text:style-name="Normal"><text:s text:c="8"/>self.carga = 75 <text:s/># Porcentaje de carga (0 a 100)</text:p>
      <text:p text:style-name="Normal"/>
      <text:p text:style-name="Normal"><text:s text:c="4"/>def setCarga(self, valor):</text:p>
      <text:p text:style-name="Normal"><text:s text:c="8"/>self.carga = valor</text:p>
      <text:p text:style-name="Normal"><text:s text:c="8"/>self.update() # Fuerza el repintado (Importante: Pág. 38)</text:p>
      <text:p text:style-name="Normal"/>
      <text:p text:style-name="Normal"><text:s text:c="4"/><text:span text:style-name="T264">def paintEvent(self, event):</text:span></text:p>
      <text:p text:style-name="P265"><text:s text:c="8"/>painter = QPainter(self)</text:p>
      <text:p text:style-name="Normal"><text:span text:style-name="T266"><text:s text:c="8"/></text:span>painter.setRenderHint(QPainter.Antialiasing)</text:p>
      <text:p text:style-name="Normal"/>
      <text:p text:style-name="Normal"><text:s text:c="8"/># 1. Dibujar el contorno de la pila (Borde negro, sin relleno)</text:p>
      <text:soft-page-break/>
      <text:p text:style-name="Normal"><text:s text:c="8"/><text:span text:style-name="T267">rect_bateria = self.rect().adjusted(10, 10, -20, -10) # Dejamos margen</text:span></text:p>
      <text:p text:style-name="P268"><text:s text:c="8"/>painter.setPen(QPen(Qt.black, 3))</text:p>
      <text:p text:style-name="P269"><text:s text:c="8"/>painter.setBrush(Qt.NoBrush) # Sin relleno</text:p>
      <text:p text:style-name="P270"><text:s text:c="8"/>painter.drawRect(rect_bateria)</text:p>
      <text:p text:style-name="P271"/>
      <text:p text:style-name="Normal"><text:span text:style-name="T272"><text:s text:c="8"/></text:span># 2. Dibujar el "polo positivo" (el bultito de la pila a la derecha)</text:p>
      <text:p text:style-name="Normal"><text:s text:c="8"/>ancho_bulto = 10</text:p>
      <text:p text:style-name="Normal"><text:s text:c="8"/>alto_bulto = 20</text:p>
      <text:p text:style-name="Normal"><text:s text:c="8"/># Coordenadas calculadas relativas al rectángulo principal</text:p>
      <text:p text:style-name="Normal"><text:s text:c="8"/><text:span text:style-name="T273">x_bulto = rect_bateria.right()</text:span></text:p>
      <text:p text:style-name="Normal"><text:span text:style-name="T274"><text:s text:c="8"/></text:span>y_bulto = rect_bateria.center().y() - (alto_bulto // 2)</text:p>
      <text:p text:style-name="Normal"><text:s text:c="8"/>painter.setBrush(Qt.black)</text:p>
      <text:p text:style-name="Normal"><text:s text:c="8"/>painter.drawRect(x_bulto, y_bulto, ancho_bulto, alto_bulto)</text:p>
      <text:p text:style-name="Normal"/>
      <text:p text:style-name="Normal"><text:s text:c="8"/># 3. Dibujar la carga (Relleno verde)</text:p>
      <text:p text:style-name="Normal"><text:s text:c="8"/># Calculamos cuánto ancho debe tener el color verde según la carga</text:p>
      <text:p text:style-name="Normal"><text:s text:c="8"/>ancho_total = rect_bateria.width() - 4 # -4 para no tapar el borde</text:p>
      <text:p text:style-name="Normal"><text:s text:c="8"/>ancho_verde = int(ancho_total * (self.carga / 100))</text:p>
      <text:p text:style-name="Normal"><text:s text:c="8"/></text:p>
      <text:p text:style-name="Normal"><text:s text:c="8"/># Color dinámico: Verde si &gt; 20%, Rojo si &lt; 20%</text:p>
      <text:p text:style-name="Normal"><text:s text:c="8"/><text:span text:style-name="T275">color = QColor("green") if self.carga &gt; 20 else QColor("red")</text:span></text:p>
      <text:p text:style-name="P276"><text:s text:c="8"/></text:p>
      <text:p text:style-name="P277"><text:s text:c="8"/>painter.setBrush(QBrush(color))</text:p>
      <text:p text:style-name="Normal"><text:span text:style-name="T278"><text:s text:c="8"/></text:span>painter.setPen(Qt.NoPen) # Sin borde para el relleno</text:p>
      <text:p text:style-name="Normal"><text:s text:c="8"/></text:p>
      <text:p text:style-name="Normal"><text:s text:c="8"/># Dibujamos el rectángulo interior (ligeramente desplazado para que quede dentro)</text:p>
      <text:p text:style-name="Normal"><text:s text:c="8"/><text:span text:style-name="T279">painter.drawRect(rect_bateria.x() + 2, rect_bateria.y() + 2,<text:s/></text:span></text:p>
      <text:soft-page-break/>
      <text:p text:style-name="Normal"><text:span text:style-name="T280"><text:s text:c="25"/></text:span>ancho_verde, rect_bateria.height() - 4)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11T07:28:00Z</meta:creation-date>
    <dc:date>2025-12-11T07:28:00Z</dc:date>
    <meta:template xlink:href="Normal.dotm" xlink:type="simple"/>
    <meta:editing-cycles>2</meta:editing-cycles>
    <meta:editing-duration>PT60S</meta:editing-duration>
    <meta:document-statistic meta:page-count="9" meta:paragraph-count="15" meta:word-count="1167" meta:character-count="7572" meta:row-count="53" meta:non-whitespace-character-count="6420"/>
  </office:meta>
</office:document-meta>
</file>